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73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Coluna_20_Escala_20_de_20_texto_20_materia_20_">
      <style:table-properties table:display="true" style:writing-mode="lr-tb"/>
    </style:style>
    <style:style style:name="ta2" style:family="table" style:master-page-name="PageStyle_5f_Pizza_20_por_20_materia_20_pocentagem">
      <style:table-properties table:display="true" style:writing-mode="lr-tb"/>
    </style:style>
    <style:style style:name="ta3" style:family="table" style:master-page-name="PageStyle_5f_Linha_20_Geral_20_ou_20_por_20_materia_20_men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luna Escala de texto materia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bs: Aqui, é interessante que possa se escolher uma feixa temporal, pra transformar os dados em gráfc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tematica</text:p>
          </table:table-cell>
          <table:table-cell office:value-type="string" calcext:value-type="string">
            <text:p>Fisica 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Portugues</text:p>
          </table:table-cell>
          <table:table-cell office:value-type="string" calcext:value-type="string">
            <text:p>Hist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olgado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m humorad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 humorado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itado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Dados de humor Transformados para porcentagem por matéria</text:p>
          </table:table-cell>
          <table:covered-table-cell table:number-columns-repeated="4" table:style-name="ce2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Matematica</text:p>
          </table:table-cell>
          <table:table-cell table:style-name="ce1" office:value-type="string" calcext:value-type="string">
            <text:p>Fisica </text:p>
          </table:table-cell>
          <table:table-cell table:style-name="ce1" office:value-type="string" calcext:value-type="string">
            <text:p>Quimica</text:p>
          </table:table-cell>
          <table:table-cell table:style-name="ce1" office:value-type="string" calcext:value-type="string">
            <text:p>Portugues</text:p>
          </table:table-cell>
          <table:table-cell table:style-name="ce1" office:value-type="string" calcext:value-type="string">
            <text:p>Histori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polgado</text:p>
          </table:table-cell>
          <table:table-cell table:style-name="ce1" table:formula="of:=([.B8]/SUM([.$B$8:.$B$12])) *100" office:value-type="float" office:value="20.4081632653061" calcext:value-type="float">
            <text:p>20,4081632653</text:p>
          </table:table-cell>
          <table:table-cell table:style-name="ce1" table:formula="of:=([.C8]/SUM([.$C$8:.$C$12])) *100" office:value-type="float" office:value="28.5714285714286" calcext:value-type="float">
            <text:p>28,5714285714</text:p>
          </table:table-cell>
          <table:table-cell table:style-name="ce1" table:formula="of:=([.D8]/SUM([.$D$8:.$D$12])) *100" office:value-type="float" office:value="28.2051282051282" calcext:value-type="float">
            <text:p>28,2051282051</text:p>
          </table:table-cell>
          <table:table-cell table:style-name="ce1" table:formula="of:=([.E8]/SUM([.$E$8:.$E$12])) *100" office:value-type="float" office:value="24.3243243243243" calcext:value-type="float">
            <text:p>24,3243243243</text:p>
          </table:table-cell>
          <table:table-cell table:style-name="ce1" table:formula="of:=([.F8]/SUM([.$F$8:.$F$12])) *100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em humorado</text:p>
          </table:table-cell>
          <table:table-cell table:style-name="ce1" table:formula="of:=([.B9]/SUM([.$B$8:.$B$12])) *100" office:value-type="float" office:value="8.16326530612245" calcext:value-type="float">
            <text:p>8,1632653061</text:p>
          </table:table-cell>
          <table:table-cell table:style-name="ce1" table:formula="of:=([.C9]/SUM([.$C$8:.$C$12])) *100" office:value-type="float" office:value="11.9047619047619" calcext:value-type="float">
            <text:p>11,9047619048</text:p>
          </table:table-cell>
          <table:table-cell table:style-name="ce1" table:formula="of:=([.D9]/SUM([.$D$8:.$D$12])) *100" office:value-type="float" office:value="15.3846153846154" calcext:value-type="float">
            <text:p>15,3846153846</text:p>
          </table:table-cell>
          <table:table-cell table:style-name="ce1" table:formula="of:=([.E9]/SUM([.$E$8:.$E$12])) *100" office:value-type="float" office:value="18.9189189189189" calcext:value-type="float">
            <text:p>18,9189189189</text:p>
          </table:table-cell>
          <table:table-cell table:style-name="ce1" table:formula="of:=([.F9]/SUM([.$F$8:.$F$12])) *100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table:formula="of:=([.B10]/SUM([.$B$8:.$B$12])) *100" office:value-type="float" office:value="14.2857142857143" calcext:value-type="float">
            <text:p>14,2857142857</text:p>
          </table:table-cell>
          <table:table-cell table:style-name="ce1" table:formula="of:=([.C10]/SUM([.$C$8:.$C$12])) *100" office:value-type="float" office:value="14.2857142857143" calcext:value-type="float">
            <text:p>14,2857142857</text:p>
          </table:table-cell>
          <table:table-cell table:style-name="ce1" table:formula="of:=([.D10]/SUM([.$D$8:.$D$12])) *100" office:value-type="float" office:value="6.41025641025641" calcext:value-type="float">
            <text:p>6,4102564103</text:p>
          </table:table-cell>
          <table:table-cell table:style-name="ce1" table:formula="of:=([.E10]/SUM([.$E$8:.$E$12])) *100" office:value-type="float" office:value="5.40540540540541" calcext:value-type="float">
            <text:p>5,4054054054</text:p>
          </table:table-cell>
          <table:table-cell table:style-name="ce1" table:formula="of:=([.F10]/SUM([.$F$8:.$F$12])) *100" office:value-type="float" office:value="26.6666666666667" calcext:value-type="float">
            <text:p>26,66666666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l humorado</text:p>
          </table:table-cell>
          <table:table-cell table:style-name="ce1" table:formula="of:=([.B11]/SUM([.$B$8:.$B$12])) *100" office:value-type="float" office:value="42.8571428571429" calcext:value-type="float">
            <text:p>42,8571428571</text:p>
          </table:table-cell>
          <table:table-cell table:style-name="ce1" table:formula="of:=([.C11]/SUM([.$C$8:.$C$12])) *100" office:value-type="float" office:value="28.5714285714286" calcext:value-type="float">
            <text:p>28,5714285714</text:p>
          </table:table-cell>
          <table:table-cell table:style-name="ce1" table:formula="of:=([.D11]/SUM([.$D$8:.$D$12])) *100" office:value-type="float" office:value="41.025641025641" calcext:value-type="float">
            <text:p>41,0256410256</text:p>
          </table:table-cell>
          <table:table-cell table:style-name="ce1" table:formula="of:=([.E11]/SUM([.$E$8:.$E$12])) *100" office:value-type="float" office:value="45.945945945946" calcext:value-type="float">
            <text:p>45,9459459459</text:p>
          </table:table-cell>
          <table:table-cell table:style-name="ce1" table:formula="of:=([.F11]/SUM([.$F$8:.$F$12])) *100" office:value-type="float" office:value="26.6666666666667" calcext:value-type="float">
            <text:p>26,66666666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table:style-name="ce1" table:formula="of:=([.B12]/SUM([.$B$8:.$B$12])) *100" office:value-type="float" office:value="14.2857142857143" calcext:value-type="float">
            <text:p>14,2857142857</text:p>
          </table:table-cell>
          <table:table-cell table:style-name="ce1" table:formula="of:=([.C12]/SUM([.$C$8:.$C$12])) *100" office:value-type="float" office:value="16.6666666666667" calcext:value-type="float">
            <text:p>16,6666666667</text:p>
          </table:table-cell>
          <table:table-cell table:style-name="ce1" table:formula="of:=([.D12]/SUM([.$D$8:.$D$12])) *100" office:value-type="float" office:value="8.97435897435897" calcext:value-type="float">
            <text:p>8,9743589744</text:p>
          </table:table-cell>
          <table:table-cell table:style-name="ce1" table:formula="of:=([.E12]/SUM([.$E$8:.$E$12])) *100" office:value-type="float" office:value="5.40540540540541" calcext:value-type="float">
            <text:p>5,4054054054</text:p>
          </table:table-cell>
          <table:table-cell table:style-name="ce1" table:formula="of:=([.F12]/SUM([.$F$8:.$F$12])) *100" office:value-type="float" office:value="6.66666666666667" calcext:value-type="float">
            <text:p>6,6666666667</text:p>
          </table:table-cell>
          <table:table-cell table:number-columns-repeated="1018"/>
        </table:table-row>
        <table:table-row table:style-name="ro1">
          <table:table-cell>
            <draw:frame table:end-cell-address="'Coluna Escala de texto materia '.G35" table:end-x="0.219cm" table:end-y="0.305cm" draw:z-index="0" draw:name="Gráfico 3" draw:style-name="gr1" draw:text-style-name="P1" svg:width="16.935cm" svg:height="7.619cm" svg:x="1.067cm" svg:y="0.094cm">
              <draw:object draw:notify-on-update-of-ranges="'Coluna Escala de texto materia '.B15:'Coluna Escala de texto materia '.F15 'Coluna Escala de texto materia '.A16:'Coluna Escala de texto materia '.A16 'Coluna Escala de texto materia '.B16:'Coluna Escala de texto materia '.F16 'Coluna Escala de texto materia '.A17:'Coluna Escala de texto materia '.A17 'Coluna Escala de texto materia '.B17:'Coluna Escala de texto materia '.F17 'Coluna Escala de texto materia '.A18:'Coluna Escala de texto materia '.A18 'Coluna Escala de texto materia '.B18:'Coluna Escala de texto materia '.F18 'Coluna Escala de texto materia '.A19:'Coluna Escala de texto materia '.A19 'Coluna Escala de texto materia '.B19:'Coluna Escala de texto materia '.F19 'Coluna Escala de texto materia '.A20:'Coluna Escala de texto materia '.A20 'Coluna Escala de texto materia '.B20:'Coluna Escala de texto materia '.F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Coluna Escala de texto materia '.O35" table:end-x="0.378cm" table:end-y="0.226cm" draw:z-index="1" draw:name="Gráfico 5" draw:style-name="gr1" draw:text-style-name="P1" svg:width="16.099cm" svg:height="7.619cm" svg:x="1.226cm" svg:y="0.015cm">
              <draw:object draw:notify-on-update-of-ranges="'Coluna Escala de texto materia '.B7:'Coluna Escala de texto materia '.G7 'Coluna Escala de texto materia '.A8:'Coluna Escala de texto materia '.A8 'Coluna Escala de texto materia '.B8:'Coluna Escala de texto materia '.G8 'Coluna Escala de texto materia '.A9:'Coluna Escala de texto materia '.A9 'Coluna Escala de texto materia '.B9:'Coluna Escala de texto materia '.G9 'Coluna Escala de texto materia '.A10:'Coluna Escala de texto materia '.A10 'Coluna Escala de texto materia '.B10:'Coluna Escala de texto materia '.G10 'Coluna Escala de texto materia '.A11:'Coluna Escala de texto materia '.A11 'Coluna Escala de texto materia '.B11:'Coluna Escala de texto materia '.G11 'Coluna Escala de texto materia '.A12:'Coluna Escala de texto materia '.A12 'Coluna Escala de texto materia '.B12:'Coluna Escala de texto materia '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zza por materia pocentagem" table:style-name="ta2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Pizza por materia pocentagem'.O22" table:end-x="1.358cm" table:end-y="0.199cm" draw:z-index="2" draw:name="Gráfico 9" draw:style-name="gr1" draw:text-style-name="P1" svg:width="15.675cm" svg:height="7.619cm" svg:x="0.512cm" svg:y="0.517cm">
              <draw:object draw:notify-on-update-of-ranges="'Pizza por materia pocentagem'.C18:'Pizza por materia pocentagem'.G18 'Pizza por materia pocentagem'.B19:'Pizza por materia pocentagem'.B19 'Pizza por materia pocentagem'.C19:'Pizza por materia pocentagem'.G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mpolgado</text:p>
          </table:table-cell>
          <table:table-cell office:value-type="string" calcext:value-type="string">
            <text:p>Bem humor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 humorado</text:p>
          </table:table-cell>
          <table:table-cell office:value-type="string" calcext:value-type="string">
            <text:p>Irritad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tematic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sica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mic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tugue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stori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mpolgado</text:p>
          </table:table-cell>
          <table:table-cell office:value-type="string" calcext:value-type="string">
            <text:p>Bem humor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l humorado</text:p>
          </table:table-cell>
          <table:table-cell office:value-type="string" calcext:value-type="string">
            <text:p>Irritad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das (soma)</text:p>
          </table:table-cell>
          <table:table-cell table:formula="of:=SUM([.C11:.C15])" office:value-type="float" office:value="49" calcext:value-type="float">
            <text:p>49</text:p>
          </table:table-cell>
          <table:table-cell table:formula="of:=SUM([.D11:.D15])" office:value-type="float" office:value="42" calcext:value-type="float">
            <text:p>42</text:p>
          </table:table-cell>
          <table:table-cell table:formula="of:=SUM([.E11:.E15])" office:value-type="float" office:value="78" calcext:value-type="float">
            <text:p>78</text:p>
          </table:table-cell>
          <table:table-cell table:formula="of:=SUM([.F11:.F15])" office:value-type="float" office:value="74" calcext:value-type="float">
            <text:p>74</text:p>
          </table:table-cell>
          <table:table-cell table:formula="of:=SUM([.G11:.G15])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sica + Quimica</text:p>
          </table:table-cell>
          <table:table-cell table:formula="of:=SUM([.C12:.C13])" office:value-type="float" office:value="11" calcext:value-type="float">
            <text:p>11</text:p>
          </table:table-cell>
          <table:table-cell table:formula="of:=SUM([.D12:.D13])" office:value-type="float" office:value="11" calcext:value-type="float">
            <text:p>11</text:p>
          </table:table-cell>
          <table:table-cell table:formula="of:=SUM([.E12:.E13])" office:value-type="float" office:value="17" calcext:value-type="float">
            <text:p>17</text:p>
          </table:table-cell>
          <table:table-cell table:formula="of:=SUM([.F12:.F13])" office:value-type="float" office:value="18" calcext:value-type="float">
            <text:p>18</text:p>
          </table:table-cell>
          <table:table-cell table:formula="of:=SUM([.G12:.G13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izza por materia pocentagem'.G37" table:end-x="0.14cm" table:end-y="0.12cm" draw:z-index="1" draw:name="Gráfico 7" draw:style-name="gr1" draw:text-style-name="P1" svg:width="16.602cm" svg:height="7.62cm" svg:x="0.088cm" svg:y="0.438cm">
              <draw:object draw:notify-on-update-of-ranges="'Pizza por materia pocentagem'.C10:'Pizza por materia pocentagem'.G10 'Pizza por materia pocentagem'.B12:'Pizza por materia pocentagem'.B12 'Pizza por materia pocentagem'.C12:'Pizza por materia pocentagem'.G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6"/>
          <table:table-cell>
            <draw:frame table:end-cell-address="'Pizza por materia pocentagem'.N37" table:end-x="1.014cm" table:end-y="0.252cm" draw:z-index="0" draw:name="Gráfico 5" draw:style-name="gr1" draw:text-style-name="P1" svg:width="15.675cm" svg:height="7.62cm" svg:x="0.168cm" svg:y="0.041cm">
              <draw:object draw:notify-on-update-of-ranges="'Pizza por materia pocentagem'.C10:'Pizza por materia pocentagem'.G10 'Pizza por materia pocentagem'.B11:'Pizza por materia pocentagem'.B11 'Pizza por materia pocentagem'.C11:'Pizza por materia pocentagem'.G11 'Pizza por materia pocentagem'.B12:'Pizza por materia pocentagem'.B12 'Pizza por materia pocentagem'.C12:'Pizza por materia pocentagem'.G12 'Pizza por materia pocentagem'.B13:'Pizza por materia pocentagem'.B13 'Pizza por materia pocentagem'.C13:'Pizza por materia pocentagem'.G13 'Pizza por materia pocentagem'.B14:'Pizza por materia pocentagem'.B14 'Pizza por materia pocentagem'.C14:'Pizza por materia pocentagem'.G14 'Pizza por materia pocentagem'.B15:'Pizza por materia pocentagem'.B15 'Pizza por materia pocentagem'.C15:'Pizza por materia pocentagem'.G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Pizza por materia pocentagem'.U37" table:end-x="1.424cm" table:end-y="0.252cm" draw:z-index="3" draw:name="Gráfico 1" draw:style-name="gr1" draw:text-style-name="P1" svg:width="15.675cm" svg:height="7.62cm" svg:x="0.578cm" svg:y="0.041cm">
              <draw:object draw:notify-on-update-of-ranges="'Pizza por materia pocentagem'.C18:'Pizza por materia pocentagem'.G18 'Pizza por materia pocentagem'.B20:'Pizza por materia pocentagem'.B20 'Pizza por materia pocentagem'.C20:'Pizza por materia pocentagem'.G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ha Geral ou por materia mens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Atenção</text:p>
          </table:table-cell>
          <table:covered-table-cell table:number-columns-repeated="4" table:style-name="ce3"/>
          <table:table-cell table:number-columns-repeated="101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te</text:p>
          </table:table-cell>
          <table:table-cell table:style-name="ce1" office:value-type="string" calcext:value-type="string">
            <text:p>Fisica</text:p>
          </table:table-cell>
          <table:table-cell table:style-name="ce1" office:value-type="string" calcext:value-type="string">
            <text:p>quimica </text:p>
          </table:table-cell>
          <table:table-cell table:style-name="ce1" office:value-type="string" calcext:value-type="string">
            <text:p>Port.</text:p>
          </table:table-cell>
          <table:table-cell table:style-name="ce5" office:value-type="string" calcext:value-type="string">
            <text:p>Geral</text:p>
          </table:table-cell>
          <table:table-cell>
            <draw:frame table:end-cell-address="'Linha Geral ou por materia mens'.P18" table:end-x="0.788cm" table:end-y="0.332cm" draw:z-index="0" draw:name="Gráfico 1" draw:style-name="gr1" draw:text-style-name="P1" svg:width="16.099cm" svg:height="7.619cm" svg:x="1.636cm" svg:y="0.121cm">
              <draw:object draw:notify-on-update-of-ranges="'Linha Geral ou por materia mens'.B5:'Linha Geral ou por materia mens'.B16 'Linha Geral ou por materia mens'.C5:'Linha Geral ou por materia mens'.C16 'Linha Geral ou por materia mens'.D5:'Linha Geral ou por materia mens'.D16 'Linha Geral ou por materia mens'.E5:'Linha Geral ou por materia mens'.E16 'Linha Geral ou por materia mens'.F5:'Linha Geral ou por materia mens'.F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Jan.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Fev.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GRAFICO QUE AS LINHAS SAO AS MATERIAS E O FILTRO NA REAL EH O TIPO DE INPUT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Mar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br.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ai.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table:formula="of:=AVERAGE([.C9:.F9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n.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l.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AVERAGE([.C11:.F1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go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et. 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Out. 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AVERAGE([.C14:.F14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Nov. 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ez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Independencia</text:p>
          </table:table-cell>
          <table:covered-table-cell table:number-columns-repeated="4" table:style-name="ce3"/>
          <table:table-cell/>
          <table:table-cell>
            <draw:frame table:end-cell-address="'Linha Geral ou por materia mens'.P33" table:end-x="0.127cm" table:end-y="0.451cm" draw:z-index="1" draw:name="Gráfico 3" draw:style-name="gr1" draw:text-style-name="P1" svg:width="16.099cm" svg:height="7.619cm" svg:x="0.975cm" svg:y="0.24cm">
              <draw:object draw:notify-on-update-of-ranges="'Linha Geral ou por materia mens'.B5:'Linha Geral ou por materia mens'.B16 'Linha Geral ou por materia mens'.G5:'Linha Geral ou por materia mens'.G16 'Linha Geral ou por materia mens'.G21:'Linha Geral ou por materia mens'.G32 'Linha Geral ou por materia mens'.G39:'Linha Geral ou por materia mens'.G5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te</text:p>
          </table:table-cell>
          <table:table-cell table:style-name="ce1" office:value-type="string" calcext:value-type="string">
            <text:p>Fisica</text:p>
          </table:table-cell>
          <table:table-cell table:style-name="ce1" office:value-type="string" calcext:value-type="string">
            <text:p>quimica </text:p>
          </table:table-cell>
          <table:table-cell table:style-name="ce1" office:value-type="string" calcext:value-type="string">
            <text:p>Port.</text:p>
          </table:table-cell>
          <table:table-cell table:style-name="ce5" office:value-type="string" calcext:value-type="string">
            <text:p>Geral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an.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Fev.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GRAFICO DE TODAS AS MATERIAS POR MES POREM AS LINHAS SAO OS INPUTS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Mar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br.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ai.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n.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l.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go.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et.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Out.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Nov. 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ez.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'Linha Geral ou por materia mens'.P50" table:end-x="0.444cm" table:end-y="0.186cm" draw:z-index="2" draw:name="Gráfico 4" draw:style-name="gr1" draw:text-style-name="P1" svg:width="16.099cm" svg:height="7.62cm" svg:x="1.292cm" svg:y="0.504cm">
              <draw:object draw:notify-on-update-of-ranges="'Linha Geral ou por materia mens'.B5:'Linha Geral ou por materia mens'.B16 'Linha Geral ou por materia mens'.C5:'Linha Geral ou por materia mens'.C16 'Linha Geral ou por materia mens'.C21:'Linha Geral ou por materia mens'.C32 'Linha Geral ou por materia mens'.C39:'Linha Geral ou por materia mens'.C5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Autonomia</text:p>
          </table:table-cell>
          <table:covered-table-cell table:number-columns-repeated="4" table:style-name="ce3"/>
          <table:table-cell table:number-columns-repeated="101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te</text:p>
          </table:table-cell>
          <table:table-cell table:style-name="ce1" office:value-type="string" calcext:value-type="string">
            <text:p>Fisica</text:p>
          </table:table-cell>
          <table:table-cell table:style-name="ce1" office:value-type="string" calcext:value-type="string">
            <text:p>quimica </text:p>
          </table:table-cell>
          <table:table-cell table:style-name="ce1" office:value-type="string" calcext:value-type="string">
            <text:p>Port.</text:p>
          </table:table-cell>
          <table:table-cell table:style-name="ce5" office:value-type="string" calcext:value-type="string">
            <text:p>Geral</text:p>
          </table:table-cell>
          <table:table-cell table:number-columns-repeated="8"/>
          <table:table-cell office:value-type="string" calcext:value-type="string">
            <text:p>GRAFICO IUAL EDE CIMA POREM ESPECIFICO NAMATERIA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Jan.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Fev.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ar.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br.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ai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AVERAGE([.C43:.F4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n.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Jul.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go.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et. 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Out.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Nov.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ez.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luna_20_Escala_20_de_20_texto_20_materia_20_" style:display-name="PageStyle_Coluna Escala de texto materia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zza_20_por_20_materia_20_pocentagem" style:display-name="PageStyle_Pizza por materia pocentag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nha_20_Geral_20_ou_20_por_20_materia_20_mens" style:display-name="PageStyle_Linha Geral ou por materia me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Sampaio</meta:initial-creator>
    <meta:creation-date>2015-09-23T00:51:06</meta:creation-date>
    <dc:date>2016-02-19T22:45:48.741563632</dc:date>
    <meta:generator>LibreOffice/4.2.8.2$Linux_X86_64 LibreOffice_project/420m0$Build-2</meta:generator>
    <meta:document-statistic meta:table-count="3" meta:cell-count="361" meta:object-count="9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2pt" style:font-size-asian="12pt" style:font-size-complex="1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">
      <style:chart-properties chart:display-label="true" chart:tick-marks-major-inner="false" chart:tick-marks-major-outer="false" chart:logarithmic="false" chart:maximum="100" chart:gap-width="219" chart:overlap="-27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stroke="dash" draw:stroke-dash="msLineDash_20_1"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936cm" svg:height="7.62cm" xlink:href=".." xlink:type="simple" chart:class="chart:bar" chart:style-name="ch1">
        <chart:title svg:x="2.412cm" svg:y="0.288cm" chart:style-name="ch2">
          <text:p>Gráfico coluna  Agrupado por materia em porcentagem </text:p>
        </chart:title>
        <chart:legend chart:legend-position="bottom" svg:x="2.824cm" svg:y="6.837cm" style:legend-expansion="wide" chart:style-name="ch3"/>
        <chart:plot-area chart:style-name="ch4" table:cell-range-address="'Coluna Escala de texto materia '.A15:'Coluna Escala de texto materia '.F20" chart:data-source-has-labels="both" svg:x="0.195cm" svg:y="1.077cm" svg:width="16.223cm" svg:height="5.414cm">
          <chartooo:coordinate-region svg:x="1.645cm" svg:y="1.276cm" svg:width="14.773cm" svg:height="4.718cm"/>
          <chart:axis chart:dimension="x" chart:name="primary-x" chart:style-name="ch5" chartooo:axis-type="auto">
            <chartooo:date-scale/>
            <chart:categories table:cell-range-address="'Coluna Escala de texto materia '.B15:'Coluna Escala de texto materia '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luna Escala de texto materia '.B16:'Coluna Escala de texto materia '.F16" chart:label-cell-address="'Coluna Escala de texto materia '.A16:'Coluna Escala de texto materia '.A16" chart:class="chart:bar">
            <chart:data-point chart:repeated="5"/>
          </chart:series>
          <chart:series chart:style-name="ch9" chart:values-cell-range-address="'Coluna Escala de texto materia '.B17:'Coluna Escala de texto materia '.F17" chart:label-cell-address="'Coluna Escala de texto materia '.A17:'Coluna Escala de texto materia '.A17" chart:class="chart:bar">
            <chart:data-point chart:repeated="5"/>
          </chart:series>
          <chart:series chart:style-name="ch10" chart:values-cell-range-address="'Coluna Escala de texto materia '.B18:'Coluna Escala de texto materia '.F18" chart:label-cell-address="'Coluna Escala de texto materia '.A18:'Coluna Escala de texto materia '.A18" chart:class="chart:bar">
            <chart:data-point chart:repeated="5"/>
          </chart:series>
          <chart:series chart:style-name="ch11" chart:values-cell-range-address="'Coluna Escala de texto materia '.B19:'Coluna Escala de texto materia '.F19" chart:label-cell-address="'Coluna Escala de texto materia '.A19:'Coluna Escala de texto materia '.A19" chart:class="chart:bar">
            <chart:data-point chart:repeated="5"/>
          </chart:series>
          <chart:series chart:style-name="ch12" chart:values-cell-range-address="'Coluna Escala de texto materia '.B20:'Coluna Escala de texto materia '.F20" chart:label-cell-address="'Coluna Escala de texto materia '.A20:'Coluna Escala de texto materia '.A2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ematica</text:p>
                <draw:g>
                  <svg:desc>'Coluna Escala de texto materia '.B15:'Coluna Escala de texto materia '.F15</svg:desc>
                </draw:g>
              </table:table-cell>
              <table:table-cell office:value-type="string">
                <text:p>Fisica </text:p>
              </table:table-cell>
              <table:table-cell office:value-type="string">
                <text:p>Quimica</text:p>
              </table:table-cell>
              <table:table-cell office:value-type="string">
                <text:p>Portugues</text:p>
              </table:table-cell>
              <table:table-cell office:value-type="string">
                <text:p>Historia</text:p>
              </table:table-cell>
            </table:table-row>
          </table:table-header-rows>
          <table:table-rows>
            <table:table-row>
              <table:table-cell office:value-type="string">
                <text:p>Empolgado</text:p>
                <draw:g>
                  <svg:desc>'Coluna Escala de texto materia '.A16:'Coluna Escala de texto materia '.A16</svg:desc>
                </draw:g>
              </table:table-cell>
              <table:table-cell office:value-type="float" office:value="20.4081632653061">
                <text:p>20.4081632653061</text:p>
                <draw:g>
                  <svg:desc>'Coluna Escala de texto materia '.B16:'Coluna Escala de texto materia '.F16</svg:desc>
                </draw:g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28.2051282051282">
                <text:p>28.2051282051282</text:p>
              </table:table-cell>
              <table:table-cell office:value-type="float" office:value="24.3243243243243">
                <text:p>24.32432432432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em humorado</text:p>
                <draw:g>
                  <svg:desc>'Coluna Escala de texto materia '.A17:'Coluna Escala de texto materia '.A17</svg:desc>
                </draw:g>
              </table:table-cell>
              <table:table-cell office:value-type="float" office:value="8.16326530612245">
                <text:p>8.16326530612245</text:p>
                <draw:g>
                  <svg:desc>'Coluna Escala de texto materia '.B17:'Coluna Escala de texto materia '.F17</svg:desc>
                </draw:g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8.9189189189189">
                <text:p>18.91891891891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ormal</text:p>
                <draw:g>
                  <svg:desc>'Coluna Escala de texto materia '.A18:'Coluna Escala de texto materia '.A18</svg:desc>
                </draw:g>
              </table:table-cell>
              <table:table-cell office:value-type="float" office:value="14.2857142857143">
                <text:p>14.2857142857143</text:p>
                <draw:g>
                  <svg:desc>'Coluna Escala de texto materia '.B18:'Coluna Escala de texto materia '.F18</svg:desc>
                </draw:g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6.41025641025641">
                <text:p>6.41025641025641</text:p>
              </table:table-cell>
              <table:table-cell office:value-type="float" office:value="5.40540540540541">
                <text:p>5.40540540540541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Mal humorado</text:p>
                <draw:g>
                  <svg:desc>'Coluna Escala de texto materia '.A19:'Coluna Escala de texto materia '.A19</svg:desc>
                </draw:g>
              </table:table-cell>
              <table:table-cell office:value-type="float" office:value="42.8571428571429">
                <text:p>42.8571428571429</text:p>
                <draw:g>
                  <svg:desc>'Coluna Escala de texto materia '.B19:'Coluna Escala de texto materia '.F19</svg:desc>
                </draw:g>
              </table:table-cell>
              <table:table-cell office:value-type="float" office:value="28.5714285714286">
                <text:p>28.5714285714286</text:p>
              </table:table-cell>
              <table:table-cell office:value-type="float" office:value="41.025641025641">
                <text:p>41.025641025641</text:p>
              </table:table-cell>
              <table:table-cell office:value-type="float" office:value="45.945945945946">
                <text:p>45.945945945946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Irritado</text:p>
                <draw:g>
                  <svg:desc>'Coluna Escala de texto materia '.A20:'Coluna Escala de texto materia '.A20</svg:desc>
                </draw:g>
              </table:table-cell>
              <table:table-cell office:value-type="float" office:value="14.2857142857143">
                <text:p>14.2857142857143</text:p>
                <draw:g>
                  <svg:desc>'Coluna Escala de texto materia '.B20:'Coluna Escala de texto materia '.F20</svg:desc>
                </draw:g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.97435897435897">
                <text:p>8.97435897435897</text:p>
              </table:table-cell>
              <table:table-cell office:value-type="float" office:value="5.40540540540541">
                <text:p>5.40540540540541</text:p>
              </table:table-cell>
              <table:table-cell office:value-type="float" office:value="6.66666666666667">
                <text:p>6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stroke="dash" draw:stroke-dash="msLineDash_20_1"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cm" svg:height="7.62cm" xlink:href=".." xlink:type="simple" chart:class="chart:bar" chart:style-name="ch1">
        <chart:title svg:x="3.926cm" svg:y="0.288cm" chart:style-name="ch2">
          <text:p>Grafico coluna 100% empilhado</text:p>
        </chart:title>
        <chart:legend chart:legend-position="bottom" svg:x="2.406cm" svg:y="6.837cm" style:legend-expansion="wide" chart:style-name="ch3"/>
        <chart:plot-area chart:style-name="ch4" table:cell-range-address="'Coluna Escala de texto materia '.A7:'Coluna Escala de texto materia '.G12" chart:data-source-has-labels="both" svg:x="0.322cm" svg:y="1.345cm" svg:width="15.456cm" svg:height="5.34cm">
          <chartooo:coordinate-region svg:x="1.349cm" svg:y="1.544cm" svg:width="14.429cm" svg:height="4.644cm"/>
          <chart:axis chart:dimension="x" chart:name="primary-x" chart:style-name="ch5" chartooo:axis-type="auto">
            <chartooo:date-scale/>
            <chart:categories table:cell-range-address="'Coluna Escala de texto materia '.B7:'Coluna Escala de texto materia '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luna Escala de texto materia '.B8:'Coluna Escala de texto materia '.G8" chart:label-cell-address="'Coluna Escala de texto materia '.A8:'Coluna Escala de texto materia '.A8" chart:class="chart:bar">
            <chart:data-point chart:repeated="6"/>
          </chart:series>
          <chart:series chart:style-name="ch9" chart:values-cell-range-address="'Coluna Escala de texto materia '.B9:'Coluna Escala de texto materia '.G9" chart:label-cell-address="'Coluna Escala de texto materia '.A9:'Coluna Escala de texto materia '.A9" chart:class="chart:bar">
            <chart:data-point chart:repeated="6"/>
          </chart:series>
          <chart:series chart:style-name="ch10" chart:values-cell-range-address="'Coluna Escala de texto materia '.B10:'Coluna Escala de texto materia '.G10" chart:label-cell-address="'Coluna Escala de texto materia '.A10:'Coluna Escala de texto materia '.A10" chart:class="chart:bar">
            <chart:data-point chart:repeated="6"/>
          </chart:series>
          <chart:series chart:style-name="ch11" chart:values-cell-range-address="'Coluna Escala de texto materia '.B11:'Coluna Escala de texto materia '.G11" chart:label-cell-address="'Coluna Escala de texto materia '.A11:'Coluna Escala de texto materia '.A11" chart:class="chart:bar">
            <chart:data-point chart:repeated="6"/>
          </chart:series>
          <chart:series chart:style-name="ch12" chart:values-cell-range-address="'Coluna Escala de texto materia '.B12:'Coluna Escala de texto materia '.G12" chart:label-cell-address="'Coluna Escala de texto materia '.A12:'Coluna Escala de texto materia '.A1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ematica</text:p>
                <draw:g>
                  <svg:desc>'Coluna Escala de texto materia '.B7:'Coluna Escala de texto materia '.G7</svg:desc>
                </draw:g>
              </table:table-cell>
              <table:table-cell office:value-type="string">
                <text:p>Fisica </text:p>
              </table:table-cell>
              <table:table-cell office:value-type="string">
                <text:p>Quimica</text:p>
              </table:table-cell>
              <table:table-cell office:value-type="string">
                <text:p>Portugues</text:p>
              </table:table-cell>
              <table:table-cell office:value-type="string">
                <text:p>Historia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mpolgado</text:p>
                <draw:g>
                  <svg:desc>'Coluna Escala de texto materia '.A8:'Coluna Escala de texto materia '.A8</svg:desc>
                </draw:g>
              </table:table-cell>
              <table:table-cell office:value-type="float" office:value="10">
                <text:p>10</text:p>
                <draw:g>
                  <svg:desc>'Coluna Escala de texto materia '.B8:'Coluna Escala de texto materia '.G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m humorado</text:p>
                <draw:g>
                  <svg:desc>'Coluna Escala de texto materia '.A9:'Coluna Escala de texto materia '.A9</svg:desc>
                </draw:g>
              </table:table-cell>
              <table:table-cell office:value-type="float" office:value="4">
                <text:p>4</text:p>
                <draw:g>
                  <svg:desc>'Coluna Escala de texto materia '.B9:'Coluna Escala de texto materia '.G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mal</text:p>
                <draw:g>
                  <svg:desc>'Coluna Escala de texto materia '.A10:'Coluna Escala de texto materia '.A10</svg:desc>
                </draw:g>
              </table:table-cell>
              <table:table-cell office:value-type="float" office:value="7">
                <text:p>7</text:p>
                <draw:g>
                  <svg:desc>'Coluna Escala de texto materia '.B10:'Coluna Escala de texto materia '.G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 humorado</text:p>
                <draw:g>
                  <svg:desc>'Coluna Escala de texto materia '.A11:'Coluna Escala de texto materia '.A11</svg:desc>
                </draw:g>
              </table:table-cell>
              <table:table-cell office:value-type="float" office:value="21">
                <text:p>21</text:p>
                <draw:g>
                  <svg:desc>'Coluna Escala de texto materia '.B11:'Coluna Escala de texto materia '.G11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ritado</text:p>
                <draw:g>
                  <svg:desc>'Coluna Escala de texto materia '.A12:'Coluna Escala de texto materia '.A12</svg:desc>
                </draw:g>
              </table:table-cell>
              <table:table-cell office:value-type="float" office:value="7">
                <text:p>7</text:p>
                <draw:g>
                  <svg:desc>'Coluna Escala de texto materia '.B12:'Coluna Escala de texto materia '.G1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4472c4"/>
    </style:style>
    <style:style style:name="ch13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676cm" svg:height="7.621cm" xlink:href=".." xlink:type="simple" chart:class="chart:circle" chart:style-name="ch1">
        <chart:title svg:x="6.267cm" svg:y="0.288cm" chart:style-name="ch2">
          <text:p>Matematica</text:p>
        </chart:title>
        <chart:legend chart:legend-position="bottom" svg:x="2.194cm" svg:y="6.838cm" style:legend-expansion="wide" chart:style-name="ch3"/>
        <chart:plot-area chart:style-name="ch4" table:cell-range-address="'Pizza por materia pocentagem'.B10:'Pizza por materia pocentagem'.G15" chart:data-source-has-labels="both" svg:x="0.313cm" svg:y="1.345cm" svg:width="15.05cm" svg:height="5.341cm">
          <chartooo:coordinate-region svg:x="5.168cm" svg:y="1.346cm" svg:width="5.34cm" svg:height="5.34cm"/>
          <chart:axis chart:dimension="x" chart:name="primary-x" chart:style-name="ch5" chartooo:axis-type="text">
            <chart:categories table:cell-range-address="'Pizza por materia pocentagem'.C10:'Pizza por materia pocentagem'.G10"/>
          </chart:axis>
          <chart:axis chart:dimension="y" chart:name="primary-y" chart:style-name="ch6"/>
          <chart:series chart:style-name="ch7" chart:values-cell-range-address="'Pizza por materia pocentagem'.C11:'Pizza por materia pocentagem'.G11" chart:label-cell-address="'Pizza por materia pocentagem'.B11:'Pizza por materia pocentagem'.B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'Pizza por materia pocentagem'.C12:'Pizza por materia pocentagem'.G12" chart:label-cell-address="'Pizza por materia pocentagem'.B12:'Pizza por materia pocentagem'.B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'Pizza por materia pocentagem'.C13:'Pizza por materia pocentagem'.G13" chart:label-cell-address="'Pizza por materia pocentagem'.B13:'Pizza por materia pocentagem'.B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'Pizza por materia pocentagem'.C14:'Pizza por materia pocentagem'.G14" chart:label-cell-address="'Pizza por materia pocentagem'.B14:'Pizza por materia pocentagem'.B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6" chart:values-cell-range-address="'Pizza por materia pocentagem'.C15:'Pizza por materia pocentagem'.G15" chart:label-cell-address="'Pizza por materia pocentagem'.B15:'Pizza por materia pocentagem'.B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olgado</text:p>
                <draw:g>
                  <svg:desc>'Pizza por materia pocentagem'.C10:'Pizza por materia pocentagem'.G10</svg:desc>
                </draw:g>
              </table:table-cell>
              <table:table-cell office:value-type="string">
                <text:p>Bem humorado</text:p>
              </table:table-cell>
              <table:table-cell office:value-type="string">
                <text:p>Normal</text:p>
              </table:table-cell>
              <table:table-cell office:value-type="string">
                <text:p>Mal humorado</text:p>
              </table:table-cell>
              <table:table-cell office:value-type="string">
                <text:p>Irritado</text:p>
              </table:table-cell>
            </table:table-row>
          </table:table-header-rows>
          <table:table-rows>
            <table:table-row>
              <table:table-cell office:value-type="string">
                <text:p>Matematica</text:p>
                <draw:g>
                  <svg:desc>'Pizza por materia pocentagem'.B11:'Pizza por materia pocentagem'.B11</svg:desc>
                </draw:g>
              </table:table-cell>
              <table:table-cell office:value-type="float" office:value="10">
                <text:p>10</text:p>
                <draw:g>
                  <svg:desc>'Pizza por materia pocentagem'.C11:'Pizza por materia pocentagem'.G11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sica </text:p>
                <draw:g>
                  <svg:desc>'Pizza por materia pocentagem'.B12:'Pizza por materia pocentagem'.B12</svg:desc>
                </draw:g>
              </table:table-cell>
              <table:table-cell office:value-type="float" office:value="4">
                <text:p>4</text:p>
                <draw:g>
                  <svg:desc>'Pizza por materia pocentagem'.C12:'Pizza por materia pocentagem'.G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Quimica</text:p>
                <draw:g>
                  <svg:desc>'Pizza por materia pocentagem'.B13:'Pizza por materia pocentagem'.B13</svg:desc>
                </draw:g>
              </table:table-cell>
              <table:table-cell office:value-type="float" office:value="7">
                <text:p>7</text:p>
                <draw:g>
                  <svg:desc>'Pizza por materia pocentagem'.C13:'Pizza por materia pocentagem'.G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ortugues</text:p>
                <draw:g>
                  <svg:desc>'Pizza por materia pocentagem'.B14:'Pizza por materia pocentagem'.B14</svg:desc>
                </draw:g>
              </table:table-cell>
              <table:table-cell office:value-type="float" office:value="21">
                <text:p>21</text:p>
                <draw:g>
                  <svg:desc>'Pizza por materia pocentagem'.C14:'Pizza por materia pocentagem'.G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ria</text:p>
                <draw:g>
                  <svg:desc>'Pizza por materia pocentagem'.B15:'Pizza por materia pocentagem'.B15</svg:desc>
                </draw:g>
              </table:table-cell>
              <table:table-cell office:value-type="float" office:value="7">
                <text:p>7</text:p>
                <draw:g>
                  <svg:desc>'Pizza por materia pocentagem'.C15:'Pizza por materia pocentagem'.G1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4472c4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603cm" svg:height="7.621cm" xlink:href=".." xlink:type="simple" chart:class="chart:circle" chart:style-name="ch1">
        <chart:title svg:x="7.458cm" svg:y="0.288cm" chart:style-name="ch2">
          <text:p>Fisica </text:p>
        </chart:title>
        <chart:legend chart:legend-position="bottom" svg:x="2.657cm" svg:y="6.838cm" style:legend-expansion="wide" chart:style-name="ch3"/>
        <chart:plot-area chart:style-name="ch4" table:cell-range-address="'Pizza por materia pocentagem'.C10:'Pizza por materia pocentagem'.G10 'Pizza por materia pocentagem'.B12:'Pizza por materia pocentagem'.G12" chart:data-source-has-labels="both" svg:x="0.332cm" svg:y="1.345cm" svg:width="15.939cm" svg:height="5.341cm">
          <chartooo:coordinate-region svg:x="5.631cm" svg:y="1.346cm" svg:width="5.34cm" svg:height="5.34cm"/>
          <chart:axis chart:dimension="x" chart:name="primary-x" chart:style-name="ch5" chartooo:axis-type="text">
            <chart:categories table:cell-range-address="'Pizza por materia pocentagem'.C10:'Pizza por materia pocentagem'.G10"/>
          </chart:axis>
          <chart:axis chart:dimension="y" chart:name="primary-y" chart:style-name="ch6"/>
          <chart:series chart:style-name="ch7" chart:values-cell-range-address="'Pizza por materia pocentagem'.C12:'Pizza por materia pocentagem'.G12" chart:label-cell-address="'Pizza por materia pocentagem'.B12:'Pizza por materia pocentagem'.B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olgado</text:p>
                <draw:g>
                  <svg:desc>'Pizza por materia pocentagem'.C10:'Pizza por materia pocentagem'.G10</svg:desc>
                </draw:g>
              </table:table-cell>
              <table:table-cell office:value-type="string">
                <text:p>Bem humorado</text:p>
              </table:table-cell>
              <table:table-cell office:value-type="string">
                <text:p>Normal</text:p>
              </table:table-cell>
              <table:table-cell office:value-type="string">
                <text:p>Mal humorado</text:p>
              </table:table-cell>
              <table:table-cell office:value-type="string">
                <text:p>Irritado</text:p>
              </table:table-cell>
            </table:table-row>
          </table:table-header-rows>
          <table:table-rows>
            <table:table-row>
              <table:table-cell office:value-type="string">
                <text:p>Fisica </text:p>
                <draw:g>
                  <svg:desc>'Pizza por materia pocentagem'.B12:'Pizza por materia pocentagem'.B12</svg:desc>
                </draw:g>
              </table:table-cell>
              <table:table-cell office:value-type="float" office:value="4">
                <text:p>4</text:p>
                <draw:g>
                  <svg:desc>'Pizza por materia pocentagem'.C12:'Pizza por materia pocentagem'.G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4472c4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76cm" svg:height="7.62cm" xlink:href=".." xlink:type="simple" chart:class="chart:circle" chart:style-name="ch1">
        <chart:title svg:x="6.069cm" svg:y="0.288cm" chart:style-name="ch2">
          <text:p>Todas (soma)</text:p>
        </chart:title>
        <chart:legend chart:legend-position="bottom" svg:x="2.194cm" svg:y="6.837cm" style:legend-expansion="wide" chart:style-name="ch3"/>
        <chart:plot-area chart:style-name="ch4" table:cell-range-address="'Pizza por materia pocentagem'.B18:'Pizza por materia pocentagem'.G19" chart:data-source-has-labels="both" svg:x="0.313cm" svg:y="1.345cm" svg:width="15.05cm" svg:height="5.34cm">
          <chartooo:coordinate-region svg:x="5.168cm" svg:y="1.346cm" svg:width="5.339cm" svg:height="5.339cm"/>
          <chart:axis chart:dimension="x" chart:name="primary-x" chart:style-name="ch5" chartooo:axis-type="text">
            <chart:categories table:cell-range-address="'Pizza por materia pocentagem'.C18:'Pizza por materia pocentagem'.G18"/>
          </chart:axis>
          <chart:axis chart:dimension="y" chart:name="primary-y" chart:style-name="ch6"/>
          <chart:series chart:style-name="ch7" chart:values-cell-range-address="'Pizza por materia pocentagem'.C19:'Pizza por materia pocentagem'.G19" chart:label-cell-address="'Pizza por materia pocentagem'.B19:'Pizza por materia pocentagem'.B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olgado</text:p>
                <draw:g>
                  <svg:desc>'Pizza por materia pocentagem'.C18:'Pizza por materia pocentagem'.G18</svg:desc>
                </draw:g>
              </table:table-cell>
              <table:table-cell office:value-type="string">
                <text:p>Bem humorado</text:p>
              </table:table-cell>
              <table:table-cell office:value-type="string">
                <text:p>Normal</text:p>
              </table:table-cell>
              <table:table-cell office:value-type="string">
                <text:p>Mal humorado</text:p>
              </table:table-cell>
              <table:table-cell office:value-type="string">
                <text:p>Irritado</text:p>
              </table:table-cell>
            </table:table-row>
          </table:table-header-rows>
          <table:table-rows>
            <table:table-row>
              <table:table-cell office:value-type="string">
                <text:p>Todas (soma)</text:p>
                <draw:g>
                  <svg:desc>'Pizza por materia pocentagem'.B19:'Pizza por materia pocentagem'.B19</svg:desc>
                </draw:g>
              </table:table-cell>
              <table:table-cell office:value-type="float" office:value="49">
                <text:p>49</text:p>
                <draw:g>
                  <svg:desc>'Pizza por materia pocentagem'.C19:'Pizza por materia pocentagem'.G19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4472c4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76cm" svg:height="7.621cm" xlink:href=".." xlink:type="simple" chart:class="chart:circle" chart:style-name="ch1">
        <chart:title svg:x="5.672cm" svg:y="0.288cm" chart:style-name="ch2">
          <text:p>Fisica + Quimica</text:p>
        </chart:title>
        <chart:legend chart:legend-position="bottom" svg:x="2.194cm" svg:y="6.838cm" style:legend-expansion="wide" chart:style-name="ch3"/>
        <chart:plot-area chart:style-name="ch4" table:cell-range-address="'Pizza por materia pocentagem'.C18:'Pizza por materia pocentagem'.G18 'Pizza por materia pocentagem'.B20:'Pizza por materia pocentagem'.G20" chart:data-source-has-labels="both" svg:x="0.313cm" svg:y="1.345cm" svg:width="15.05cm" svg:height="5.341cm">
          <chartooo:coordinate-region svg:x="5.168cm" svg:y="1.346cm" svg:width="5.34cm" svg:height="5.34cm"/>
          <chart:axis chart:dimension="x" chart:name="primary-x" chart:style-name="ch5" chartooo:axis-type="text">
            <chart:categories table:cell-range-address="'Pizza por materia pocentagem'.C18:'Pizza por materia pocentagem'.G18"/>
          </chart:axis>
          <chart:axis chart:dimension="y" chart:name="primary-y" chart:style-name="ch6"/>
          <chart:series chart:style-name="ch7" chart:values-cell-range-address="'Pizza por materia pocentagem'.C20:'Pizza por materia pocentagem'.G20" chart:label-cell-address="'Pizza por materia pocentagem'.B20:'Pizza por materia pocentagem'.B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olgado</text:p>
                <draw:g>
                  <svg:desc>'Pizza por materia pocentagem'.C18:'Pizza por materia pocentagem'.G18</svg:desc>
                </draw:g>
              </table:table-cell>
              <table:table-cell office:value-type="string">
                <text:p>Bem humorado</text:p>
              </table:table-cell>
              <table:table-cell office:value-type="string">
                <text:p>Normal</text:p>
              </table:table-cell>
              <table:table-cell office:value-type="string">
                <text:p>Mal humorado</text:p>
              </table:table-cell>
              <table:table-cell office:value-type="string">
                <text:p>Irritado</text:p>
              </table:table-cell>
            </table:table-row>
          </table:table-header-rows>
          <table:table-rows>
            <table:table-row>
              <table:table-cell office:value-type="string">
                <text:p>Fisica + Quimica</text:p>
                <draw:g>
                  <svg:desc>'Pizza por materia pocentagem'.B20:'Pizza por materia pocentagem'.B20</svg:desc>
                </draw:g>
              </table:table-cell>
              <table:table-cell office:value-type="float" office:value="11">
                <text:p>11</text:p>
                <draw:g>
                  <svg:desc>'Pizza por materia pocentagem'.C20:'Pizza por materia pocentagem'.G20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2pt" style:font-size-asian="12pt" style:font-size-complex="12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stroke="dash" draw:stroke-dash="msLineDash_20_1"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1cm" svg:height="7.62cm" xlink:href=".." xlink:type="simple" chart:class="chart:line" chart:style-name="ch1">
        <chart:title svg:x="4.984cm" svg:y="0.288cm" chart:style-name="ch2">
          <text:p>Atenção por matéria Mensal</text:p>
        </chart:title>
        <chart:legend chart:legend-position="top" svg:x="6.518cm" svg:y="6.032cm" style:legend-expansion="custom" chartooo:width="8.878cm" chartooo:height="0.596cm" style:legend-expansion-aspect-ratio="14.8959731543624" chart:style-name="ch3"/>
        <chart:plot-area chart:style-name="ch4" table:cell-range-address="'Linha Geral ou por materia mens'.B5:'Linha Geral ou por materia mens'.F16" chart:data-source-has-labels="both" svg:x="0.555cm" svg:y="0.573cm" svg:width="15.398cm" svg:height="6.593cm">
          <chartooo:coordinate-region svg:x="0.868cm" svg:y="0.772cm" svg:width="14.739cm" svg:height="5.897cm"/>
          <chart:axis chart:dimension="x" chart:name="primary-x" chart:style-name="ch5" chartooo:axis-type="auto">
            <chartooo:date-scale/>
            <chart:categories table:cell-range-address="'Linha Geral ou por materia mens'.B5:'Linha Geral ou por materia mens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inha Geral ou por materia mens'.C5:'Linha Geral ou por materia mens'.C16" chart:label-cell-address="&quot;Mat.&quot;" chart:class="chart:line">
            <chart:data-point chart:repeated="12"/>
          </chart:series>
          <chart:series chart:style-name="ch9" chart:values-cell-range-address="'Linha Geral ou por materia mens'.D5:'Linha Geral ou por materia mens'.D16" chart:label-cell-address="&quot;Fis.&quot;" chart:class="chart:line">
            <chart:data-point chart:repeated="12"/>
          </chart:series>
          <chart:series chart:style-name="ch10" chart:values-cell-range-address="'Linha Geral ou por materia mens'.E5:'Linha Geral ou por materia mens'.E16" chart:label-cell-address="&quot;Quim.&quot;" chart:class="chart:line">
            <chart:data-point chart:repeated="12"/>
          </chart:series>
          <chart:series chart:style-name="ch11" chart:values-cell-range-address="'Linha Geral ou por materia mens'.F5:'Linha Geral ou por materia mens'.F16" chart:label-cell-address="&quot;Port.&quot;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.</text:p>
              </table:table-cell>
              <table:table-cell office:value-type="string">
                <text:p>Fis.</text:p>
              </table:table-cell>
              <table:table-cell office:value-type="string">
                <text:p>Quim.</text:p>
              </table:table-cell>
              <table:table-cell office:value-type="string">
                <text:p>Port.</text:p>
              </table:table-cell>
            </table:table-row>
          </table:table-header-rows>
          <table:table-rows>
            <table:table-row>
              <table:table-cell office:value-type="string">
                <text:p>Jan.</text:p>
                <draw:g>
                  <svg:desc>'Linha Geral ou por materia mens'.B5:'Linha Geral ou por materia mens'.B16</svg:desc>
                </draw:g>
              </table:table-cell>
              <table:table-cell office:value-type="float" office:value="6">
                <text:p>6</text:p>
                <draw:g>
                  <svg:desc>'Linha Geral ou por materia mens'.C5:'Linha Geral ou por materia mens'.C16</svg:desc>
                </draw:g>
              </table:table-cell>
              <table:table-cell office:value-type="float" office:value="5">
                <text:p>5</text:p>
                <draw:g>
                  <svg:desc>'Linha Geral ou por materia mens'.D5:'Linha Geral ou por materia mens'.D16</svg:desc>
                </draw:g>
              </table:table-cell>
              <table:table-cell office:value-type="float" office:value="4">
                <text:p>4</text:p>
                <draw:g>
                  <svg:desc>'Linha Geral ou por materia mens'.E5:'Linha Geral ou por materia mens'.E16</svg:desc>
                </draw:g>
              </table:table-cell>
              <table:table-cell office:value-type="float" office:value="6">
                <text:p>6</text:p>
                <draw:g>
                  <svg:desc>'Linha Geral ou por materia mens'.F5:'Linha Geral ou por materia mens'.F16</svg:desc>
                </draw:g>
              </table:table-cell>
            </table:table-row>
            <table:table-row>
              <table:table-cell office:value-type="string">
                <text:p>Fev.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r.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br.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i.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un. 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ul.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go.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t. 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ut.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v. 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z.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msLineDash_20_1" draw:display-name="msLineDash 1" draw:style="rect" draw:dots2="1" draw:dots2-length="0.14cm" draw:distance="0.105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2pt" style:font-size-asian="12pt" style:font-size-complex="12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stroke="dash" draw:stroke-dash="msLineDash_20_1"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cm" svg:height="7.62cm" xlink:href=".." xlink:type="simple" chart:class="chart:line" chart:style-name="ch1">
        <chart:title svg:x="2.656cm" svg:y="0.288cm" chart:style-name="ch2">
          <text:p>Atenção/Independência/Autonomia (Geral-Mensal)</text:p>
        </chart:title>
        <chart:legend chart:legend-position="top" svg:x="6.518cm" svg:y="6.032cm" style:legend-expansion="custom" chartooo:width="8.878cm" chartooo:height="0.596cm" style:legend-expansion-aspect-ratio="14.8959731543624" chart:style-name="ch3"/>
        <chart:plot-area chart:style-name="ch4" table:cell-range-address="'Linha Geral ou por materia mens'.B5:'Linha Geral ou por materia mens'.B16 'Linha Geral ou por materia mens'.G5:'Linha Geral ou por materia mens'.G16 'Linha Geral ou por materia mens'.G21:'Linha Geral ou por materia mens'.G32 'Linha Geral ou por materia mens'.G39:'Linha Geral ou por materia mens'.G50" chart:data-source-has-labels="both" svg:x="0.555cm" svg:y="0.573cm" svg:width="15.398cm" svg:height="6.593cm">
          <chartooo:coordinate-region svg:x="0.868cm" svg:y="0.772cm" svg:width="14.739cm" svg:height="5.897cm"/>
          <chart:axis chart:dimension="x" chart:name="primary-x" chart:style-name="ch5" chartooo:axis-type="auto">
            <chartooo:date-scale/>
            <chart:categories table:cell-range-address="'Linha Geral ou por materia mens'.B5:'Linha Geral ou por materia mens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inha Geral ou por materia mens'.G5:'Linha Geral ou por materia mens'.G16" chart:label-cell-address="&quot;Atenção&quot;" chart:class="chart:line">
            <chart:data-point chart:repeated="12"/>
          </chart:series>
          <chart:series chart:style-name="ch9" chart:values-cell-range-address="'Linha Geral ou por materia mens'.G21:'Linha Geral ou por materia mens'.G32" chart:label-cell-address="&quot;Independencia&quot;" chart:class="chart:line">
            <chart:data-point chart:repeated="12"/>
          </chart:series>
          <chart:series chart:style-name="ch10" chart:values-cell-range-address="'Linha Geral ou por materia mens'.G39:'Linha Geral ou por materia mens'.G50" chart:label-cell-address="&quot;Autonomia&quot;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enção</text:p>
              </table:table-cell>
              <table:table-cell office:value-type="string">
                <text:p>Independencia</text:p>
              </table:table-cell>
              <table:table-cell office:value-type="string">
                <text:p>Autonomia</text:p>
              </table:table-cell>
            </table:table-row>
          </table:table-header-rows>
          <table:table-rows>
            <table:table-row>
              <table:table-cell office:value-type="string">
                <text:p>Jan.</text:p>
                <draw:g>
                  <svg:desc>'Linha Geral ou por materia mens'.B5:'Linha Geral ou por materia mens'.B16</svg:desc>
                </draw:g>
              </table:table-cell>
              <table:table-cell office:value-type="float" office:value="5">
                <text:p>5</text:p>
                <draw:g>
                  <svg:desc>'Linha Geral ou por materia mens'.G5:'Linha Geral ou por materia mens'.G16</svg:desc>
                </draw:g>
              </table:table-cell>
              <table:table-cell office:value-type="float" office:value="5">
                <text:p>5</text:p>
                <draw:g>
                  <svg:desc>'Linha Geral ou por materia mens'.G21:'Linha Geral ou por materia mens'.G32</svg:desc>
                </draw:g>
              </table:table-cell>
              <table:table-cell office:value-type="float" office:value="5">
                <text:p>5</text:p>
                <draw:g>
                  <svg:desc>'Linha Geral ou por materia mens'.G39:'Linha Geral ou por materia mens'.G50</svg:desc>
                </draw:g>
              </table:table-cell>
            </table:table-row>
            <table:table-row>
              <table:table-cell office:value-type="string">
                <text:p>Fev.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.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br.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i.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un.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ul.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go.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t. 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ut. 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v.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z.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2pt" style:font-size-asian="12pt" style:font-size-complex="12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draw:stroke="dash" draw:stroke-dash="msLineDash_20_1"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cm" svg:height="7.621cm" xlink:href=".." xlink:type="simple" chart:class="chart:line" chart:style-name="ch1">
        <chart:title svg:x="2.417cm" svg:y="0.288cm" chart:style-name="ch2">
          <text:p>Atenção/Independência/Autonomia (Matem.-Mensal)</text:p>
        </chart:title>
        <chart:legend chart:legend-position="top" svg:x="6.518cm" svg:y="6.033cm" style:legend-expansion="custom" chartooo:width="8.878cm" chartooo:height="0.596cm" style:legend-expansion-aspect-ratio="14.8959731543624" chart:style-name="ch3"/>
        <chart:plot-area chart:style-name="ch4" table:cell-range-address="'Linha Geral ou por materia mens'.B5:'Linha Geral ou por materia mens'.C16 'Linha Geral ou por materia mens'.C21:'Linha Geral ou por materia mens'.C32 'Linha Geral ou por materia mens'.C39:'Linha Geral ou por materia mens'.C51" chart:data-source-has-labels="both" svg:x="0.555cm" svg:y="0.573cm" svg:width="15.052cm" svg:height="6.594cm">
          <chartooo:coordinate-region svg:x="0.868cm" svg:y="0.772cm" svg:width="14.739cm" svg:height="5.898cm"/>
          <chart:axis chart:dimension="x" chart:name="primary-x" chart:style-name="ch5" chartooo:axis-type="auto">
            <chartooo:date-scale/>
            <chart:categories table:cell-range-address="'Linha Geral ou por materia mens'.B5:'Linha Geral ou por materia mens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inha Geral ou por materia mens'.C5:'Linha Geral ou por materia mens'.C16" chart:label-cell-address="&quot;Atenção&quot;" chart:class="chart:line">
            <chart:data-point chart:repeated="12"/>
          </chart:series>
          <chart:series chart:style-name="ch9" chart:values-cell-range-address="'Linha Geral ou por materia mens'.C21:'Linha Geral ou por materia mens'.C32" chart:label-cell-address="&quot;Independencia&quot;" chart:class="chart:line">
            <chart:data-point chart:repeated="12"/>
          </chart:series>
          <chart:series chart:style-name="ch10" chart:values-cell-range-address="'Linha Geral ou por materia mens'.C39:'Linha Geral ou por materia mens'.C51" chart:label-cell-address="&quot;Autonomia&quot;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enção</text:p>
              </table:table-cell>
              <table:table-cell office:value-type="string">
                <text:p>Independencia</text:p>
              </table:table-cell>
              <table:table-cell office:value-type="string">
                <text:p>Autonomia</text:p>
              </table:table-cell>
            </table:table-row>
          </table:table-header-rows>
          <table:table-rows>
            <table:table-row>
              <table:table-cell office:value-type="string">
                <text:p>Jan.</text:p>
                <draw:g>
                  <svg:desc>'Linha Geral ou por materia mens'.B5:'Linha Geral ou por materia mens'.B16</svg:desc>
                </draw:g>
              </table:table-cell>
              <table:table-cell office:value-type="float" office:value="6">
                <text:p>6</text:p>
                <draw:g>
                  <svg:desc>'Linha Geral ou por materia mens'.C5:'Linha Geral ou por materia mens'.C16</svg:desc>
                </draw:g>
              </table:table-cell>
              <table:table-cell office:value-type="float" office:value="4">
                <text:p>4</text:p>
                <draw:g>
                  <svg:desc>'Linha Geral ou por materia mens'.C21:'Linha Geral ou por materia mens'.C32</svg:desc>
                </draw:g>
              </table:table-cell>
              <table:table-cell office:value-type="float" office:value="3">
                <text:p>3</text:p>
                <draw:g>
                  <svg:desc>'Linha Geral ou por materia mens'.C39:'Linha Geral ou por materia mens'.C51</svg:desc>
                </draw:g>
              </table:table-cell>
            </table:table-row>
            <table:table-row>
              <table:table-cell office:value-type="string">
                <text:p>Fev.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.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br.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i.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un. 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ul.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go.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t. 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ut. 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v. 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z.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14cm" draw:distance="0.105cm"/>
  </office:styles>
</office:document-styles>
</file>